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text-properties fo:font-weight="bold" fo:background-color="#dedede" style:font-weight-asian="bold"/>
    </style:style>
    <style:style style:name="P3" style:family="paragraph" style:parent-style-name="Standard">
      <style:text-properties style:font-name="Roboto Mono" fo:font-size="12pt" fo:font-weight="bold" style:font-name-asian="Roboto Mono1" style:font-size-asian="12pt" style:font-weight-asian="bold" style:font-name-complex="Roboto Mono1" style:font-size-complex="12pt"/>
    </style:style>
    <style:style style:name="P4" style:family="paragraph" style:parent-style-name="Standard">
      <style:text-properties style:font-name="Roboto Mono" fo:font-size="12pt" style:font-name-asian="Roboto Mono1" style:font-size-asian="12pt" style:font-name-complex="Roboto Mono1" style:font-size-complex="12pt"/>
    </style:style>
    <style:style style:name="P5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9" style:family="paragraph" style:parent-style-name="Standard">
      <style:paragraph-properties fo:margin-left="0in" fo:margin-right="0in" fo:text-indent="0in" style:auto-text-indent="false"/>
    </style:style>
    <style:style style:name="P10" style:family="paragraph" style:parent-style-name="Standard">
      <style:paragraph-properties fo:margin-left="0in" fo:margin-right="0in" fo:text-indent="0in" style:auto-text-indent="false"/>
      <style:text-properties fo:font-weight="bold" style:font-weight-asian="bold"/>
    </style:style>
    <style:style style:name="P11" style:family="paragraph" style:parent-style-name="Standard">
      <style:paragraph-properties fo:margin-left="0.5in" fo:margin-right="0in" fo:text-indent="0in" style:auto-text-indent="false"/>
    </style:style>
    <style:style style:name="P12" style:family="paragraph" style:parent-style-name="Title" style:master-page-name="Standard">
      <style:paragraph-properties style:page-number="1"/>
    </style:style>
    <style:style style:name="P13" style:family="paragraph" style:parent-style-name="Heading_20_2">
      <style:paragraph-properties fo:margin-left="0in" fo:margin-right="0in" fo:text-indent="0in" style:auto-text-indent="false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font-weight="bold" style:font-weight-asian="bold"/>
    </style:style>
    <style:style style:name="T4" style:family="text">
      <style:text-properties fo:font-style="italic" fo:font-weight="bold" style:font-style-asian="italic" style:font-weight-asian="bold"/>
    </style:style>
    <style:style style:name="T5" style:family="text">
      <style:text-properties fo:font-style="italic" style:font-style-asian="italic"/>
    </style:style>
    <style:style style:name="T6" style:family="text">
      <style:text-properties style:font-name="Roboto Mono" fo:font-size="12pt" fo:font-weight="bold" style:font-name-asian="Roboto Mono1" style:font-size-asian="12pt" style:font-weight-asian="bold" style:font-name-complex="Roboto Mono1" style:font-size-complex="12pt"/>
    </style:style>
    <style:style style:name="T7" style:family="text">
      <style:text-properties style:font-name="Roboto Mono" fo:font-size="12pt" style:font-name-asian="Roboto Mono1" style:font-size-asian="12pt" style:font-name-complex="Roboto Mono1" style:font-size-complex="12pt"/>
    </style:style>
    <style:style style:name="T8" style:family="text">
      <style:text-properties style:font-name="Roboto Mono" fo:font-size="11.5pt" fo:font-weight="bold" style:font-name-asian="Roboto Mono1" style:font-size-asian="11.5pt" style:font-weight-asian="bold" style:font-name-complex="Roboto Mono1" style:font-size-complex="11.5pt"/>
    </style:style>
    <style:style style:name="T9" style:family="text">
      <style:text-properties style:font-name="Roboto Mono" fo:font-size="11.5pt" style:font-name-asian="Roboto Mono1" style:font-size-asian="11.5pt" style:font-name-complex="Roboto Mono1" style:font-size-complex="11.5pt"/>
    </style:style>
    <style:style style:name="T10" style:family="text">
      <style:text-properties style:font-name="Roboto Mono" fo:font-size="11.5pt" fo:background-color="#dedede" loext:char-shading-value="0" style:font-name-asian="Roboto Mono1" style:font-size-asian="11.5pt" style:font-name-complex="Roboto Mono1" style:font-size-complex="11.5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fo:font-weight="bold" style:font-size-asian="12pt" style:font-weight-asian="bold" style:font-size-complex="12pt"/>
    </style:style>
    <style:style style:name="T13" style:family="text">
      <style:text-properties fo:font-size="13pt" fo:font-weight="bold" style:font-size-asian="13pt" style:font-weight-asian="bold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bookmark text:name="_o190k48kltsd"/>¿Cómo instalar una pila LAMP en Ubuntu 20.04?</text:p>
      <text:p text:style-name="Standard"/>
      <text:list xml:id="list424974164" text:style-name="WWNum4">
        <text:list-item>
          <text:p text:style-name="P5">Seguir el tutorial de esta URL: <text:s/><text:a xlink:type="simple" xlink:href="https://www.linuxbabe.com/ubuntu/install-lamp-stack-ubuntu-20-04-server-desktop" text:style-name="ListLabel_20_37" text:visited-style-name="ListLabel_20_37"><text:span text:style-name="T1">https://www.linuxbabe.com/ubuntu/install-lamp-stack-ubuntu-20-04-server-desktop</text:span></text:a></text:p>
        </text:list-item>
      </text:list>
      <text:p text:style-name="Heading_20_1"><text:bookmark text:name="_9jzcdqwg3oh2"/>Significado.-</text:p>
      <text:p text:style-name="Standard">Lo primero que debemos saber es que una pila es un conjunto de herramientas de software agrupadas, que impulsa los sitios web dinámicos y aplicaciones web en concreto estas son:</text:p>
      <text:list xml:id="list2845904721" text:style-name="WWNum2">
        <text:list-item>
          <text:p text:style-name="P6">L<text:tab/>Linux. Sistema Operativo</text:p>
        </text:list-item>
        <text:list-item>
          <text:p text:style-name="P6">A<text:tab/>Apache. Servidor Web.</text:p>
        </text:list-item>
        <text:list-item>
          <text:p text:style-name="P6">M<text:tab/>MariaDB/MySQL. Servidor de Base de Datos</text:p>
        </text:list-item>
        <text:list-item>
          <text:p text:style-name="P6">P<text:tab/>PHP. Lenguaje de lado del servidor responsable de generar páginas Web dinámicas.</text:p>
        </text:list-item>
      </text:list>
      <text:p text:style-name="Standard">Todos son de código abierto y gratuíto.</text:p>
      <text:p text:style-name="Standard">Realizaremos los pasos desde un Terminal.</text:p>
      <text:p text:style-name="Standard">Usaremos la orden <text:span text:style-name="T3">sudo</text:span> (superusuario) para asegurarnos que tenemos los permisos necesarios para realizar la instalación; si en algún momento alguno de los comandos escritos no funcionan, antes de ponernos nerviosos, escribiremos <text:span text:style-name="T3">sudo</text:span> delante de todo y volvemos a insertar el comando.</text:p>
      <text:p text:style-name="Standard"/>
      <text:p text:style-name="P13"><text:bookmark text:name="_o5zlq99eg0lk"/>Primer Paso: Actualizar paquetes de software</text:p>
      <text:p text:style-name="Standard">Es una muy buena práctica asegurarnos de tener el repositorio y todos los paquetes de software actualizados, para eso podemos utilizar varias maneras de escribir los siguientes comandos:</text:p>
      <text:p text:style-name="Standard"/>
      <text:list xml:id="list3281398322" text:style-name="WWNum3">
        <text:list-item>
          <text:p text:style-name="P7"><text:span text:style-name="T3">sudo apt update<text:tab/>sudo apt upgrade<text:tab/></text:span>Forma más común</text:p>
        </text:list-item>
      </text:list>
      <text:p text:style-name="Standard"/>
      <text:list xml:id="list10742421832092" text:continue-numbering="true" text:style-name="WWNum3">
        <text:list-item>
          <text:p text:style-name="P7"><text:span text:style-name="T4">sudo apt update -y<text:tab/>sudo apt upgrade -y<text:tab/></text:span>Con <text:span text:style-name="T3">-y</text:span> le confirmas de antemano que continúe.</text:p>
        </text:list-item>
      </text:list>
      <text:p text:style-name="Standard"/>
      <text:list xml:id="list10741998482006" text:continue-numbering="true" text:style-name="WWNum3">
        <text:list-item>
          <text:p text:style-name="P7"><text:soft-page-break/><text:span text:style-name="T3">sudo apt update -y &amp;&amp; sudo apt upgrade -y<text:tab/></text:span>Con esta manera escribes los dos comandos en una línea sola, <text:span text:style-name="T3">&amp;&amp; </text:span>nos indica que primero hace uno y una vez acabado si o si se realiza el siguiente.</text:p>
        </text:list-item>
      </text:list>
      <text:p text:style-name="Standard"/>
      <text:p text:style-name="Heading_20_2"><text:bookmark text:name="_rk8fsm5m89gu"/>Segundo Paso: Instalar el servidor Apache</text:p>
      <text:p text:style-name="Standard">Vamos a instalar el servidor Apache2 y un paquete de herramientas. Con el comando:</text:p>
      <text:p text:style-name="Standard"/>
      <text:p text:style-name="Standard"><text:span text:style-name="T3">sudo apt install -y apache2 apache2-utils</text:span></text:p>
      <text:p text:style-name="Standard"/>
      <text:p text:style-name="Standard">Una vez instalado debería iniciarse automáticamente y eso lo comprobamos con el comando systemctl:</text:p>
      <text:p text:style-name="Standard"/>
      <text:p text:style-name="Standard"><text:span text:style-name="T3">systemctl status apache2</text:span></text:p>
      <text:p text:style-name="Standard"/>
      <text:p text:style-name="Standard">Nos debería aparecer una pantalla donde nos indique apache2.service y que está activo(running).</text:p>
      <text:p text:style-name="Standard"/>
      <text:p text:style-name="Standard">De todas formas sino aparece activo escribiremos:</text:p>
      <text:p text:style-name="Standard"/>
      <text:p text:style-name="Standard"><text:span text:style-name="T3">sudo systemctl start apache2</text:span></text:p>
      <text:p text:style-name="Standard"/>
      <text:p text:style-name="Standard"/>
      <text:p text:style-name="Standard">Y para se se inicialice el solo al arrancar escribiremos lo siguiente:</text:p>
      <text:p text:style-name="Standard"/>
      <text:p text:style-name="Standard"><text:span text:style-name="T6">sudo systemctl enable apache2</text:span></text:p>
      <text:p text:style-name="P1"><text:soft-page-break/></text:p>
      <text:p text:style-name="P9">Comprobaremos la versión del apache:</text:p>
      <text:p text:style-name="P10"/>
      <text:p text:style-name="Standard"><text:span text:style-name="T6">apache2 -v</text:span></text:p>
      <text:p text:style-name="P9"/>
      <text:p text:style-name="P9">Donde nos mostrará:</text:p>
      <text:p text:style-name="P9"/>
      <text:p text:style-name="P9"><text:span text:style-name="T7">Server version: Apache/2.4.41 (Ubuntu)</text:span></text:p>
      <text:p text:style-name="Standard"><text:span text:style-name="T7">Server built: <text:s text:c="2"/>2020-03-05T18:51:00</text:span></text:p>
      <text:p text:style-name="P9"/>
      <text:p text:style-name="P9"/>
      <text:p text:style-name="P9">Debemos escribir en el navegador la IP pública <text:span text:style-name="T5">127.0.0.1 </text:span>o <text:span text:style-name="T5">localhost</text:span></text:p>
      <text:p text:style-name="P9">Nos mostrará una página por defecto de Ubuntu indicando que el servidor Apache2 está trabajando.</text:p>
      <text:p text:style-name="P9"/>
      <text:p text:style-name="P9">Ahora nos toca configurar <text:s/><text:span text:style-name="T3">www-data</text:span>, que es el usuario de apache, como propietario de la raíz del documento o raíz web. Por defecto es propiedad del usuario<text:span text:style-name="T3"> root</text:span></text:p>
      <text:p text:style-name="P10"/>
      <text:p text:style-name="Standard"><text:span text:style-name="T6">sudo chown www-data:www-data /var/www/html/ -R</text:span></text:p>
      <text:p text:style-name="P10"/>
      <text:p text:style-name="P9">Una vez configurado el usuario de apache reiniciamos el servicio:</text:p>
      <text:p text:style-name="P9"/>
      <text:p text:style-name="Standard"><text:span text:style-name="T6">sudo systemctl reload apache2</text:span></text:p>
      <text:p text:style-name="P3"><text:soft-page-break/></text:p>
      <text:p text:style-name="Heading_20_2"><text:bookmark text:name="_4o990j8gywo7"/></text:p>
      <text:p text:style-name="Heading_20_2"><text:bookmark text:name="_rhvmy5sdqoxw"/>Tercer Paso: Instalar servidor de base de datos MariaDB.</text:p>
      <text:p text:style-name="Standard">MariaDB es un reemplazo de MySQL.</text:p>
      <text:p text:style-name="Standard">Comenzamos con la instalación:</text:p>
      <text:p text:style-name="Standard"/>
      <text:p text:style-name="Standard"><text:span text:style-name="T6">sudo apt install mariadb-server mariadb-client</text:span></text:p>
      <text:p text:style-name="P1"/>
      <text:p text:style-name="Standard">Después de hacer la instalación comprobamos el status del servidor, con <text:span text:style-name="T3">systemctl:</text:span></text:p>
      <text:p text:style-name="P1"/>
      <text:p text:style-name="Standard"><text:span text:style-name="T6">systemctl status mariadb</text:span></text:p>
      <text:p text:style-name="Standard"/>
      <text:p text:style-name="P9">La salida nos muestra mariadb.server y debe estar activo(running)</text:p>
      <text:p text:style-name="P9">Toca validar el comienzo automático con:</text:p>
      <text:p text:style-name="P9"/>
      <text:p text:style-name="Standard"><text:span text:style-name="T6">sudo systemctl enable mariadb</text:span></text:p>
      <text:p text:style-name="P9"/>
      <text:p text:style-name="P9">Ahora después de la instalación del servidor nos vamos a instalar su seguridad:</text:p>
      <text:p text:style-name="P9"/>
      <text:p text:style-name="Standard"><text:span text:style-name="T6">sudo mysql_secure_installation</text:span></text:p>
      <text:p text:style-name="P10"/>
      <text:p text:style-name="P9"><text:soft-page-break/>Al insertar este comando nos aparecerá un documento que tendremos que leer con atención.</text:p>
      <text:p text:style-name="P9">Cuando pida la contraseña del root simplemente presionamos enter, ya que aún no la tenemos configurada.</text:p>
      <text:p text:style-name="P9">En las siguientes preguntas pondrá en mayúscula la <text:span text:style-name="T3">Y</text:span>, ya que es por defecto la respuesta a dar.</text:p>
      <text:p text:style-name="P9">En el momento que nos pregunte si queremos establecer la contraseña del root, por supuesto que le diremos que <text:span text:style-name="T3">Y</text:span> y a continuación, escribiremos una y la confirmaremos, para trabajar con este servidor.</text:p>
      <text:p text:style-name="P9">Ir leyendo el resto de preguntas hasta acabar la instalación.</text:p>
      <text:p text:style-name="P9">Por defecto MariaDB en Ubuntu te permite trabajar con el usuario y la contraseña del sistema operativo para iniciar sesión en el terminal, con el comando:</text:p>
      <text:p text:style-name="P9"/>
      <text:p text:style-name="Standard"><text:span text:style-name="T6">sudo mariadb -u root</text:span></text:p>
      <text:p text:style-name="P10"/>
      <text:p text:style-name="P9">Entraríamos y para salir es sencillo: <text:span text:style-name="T3">exit;</text:span> debemos acordarnos del <text:span text:style-name="T3">; </text:span>porque son sentencias SQL.</text:p>
      <text:p text:style-name="P9">Toca comprobar la información de la versión de MariaDB</text:p>
      <text:p text:style-name="P9"/>
      <text:p text:style-name="Standard"><text:span text:style-name="T6">mariadb --version</text:span></text:p>
      <text:p text:style-name="P9"/>
      <text:p text:style-name="P9"/>
      <text:p text:style-name="P9"/>
      <text:p text:style-name="P9"/>
      <text:p text:style-name="P9">Se debería ver MariaDB 10.3.22:</text:p>
      <text:p text:style-name="P9"/>
      <text:p text:style-name="Standard"><text:span text:style-name="T6">mariadb <text:s/>Ver 15.1 Distrib 10.3.22-MariaDB, for debian-linux-gnu (x86_64) using readline 5.2</text:span></text:p>
      <text:p text:style-name="P10"/>
      <text:p text:style-name="Heading_20_2"><text:bookmark text:name="_jh12oo5wbkvq"/><text:soft-page-break/>Cuarto Paso: Instalar PHP</text:p>
      <text:p text:style-name="Standard">Antes de nada debemos consultar en la página de php (<text:a xlink:type="simple" xlink:href="https://www.php.net/downloads" text:style-name="ListLabel_20_37" text:visited-style-name="ListLabel_20_37"><text:span text:style-name="T1">https://www.php.net/downloads</text:span></text:a>) cual es la última versión estable que existe para linux, debemos acordarnos que para descargar el archivo para Linux debe acabar en <text:span text:style-name="T3">.tar.gz.</text:span></text:p>
      <text:p text:style-name="Standard">Comprobado la versión del php-8.2.3 y descargado nuestro archivo comenzamos con la instalación.</text:p>
      <text:p text:style-name="Standard"/>
      <text:p text:style-name="Standard"><text:span text:style-name="T6">sudo apt install php8.2 libapache2-mod-php8.2 php8.2-mysql php-common php8.2-cli php8.2-common php8.2-json php8.2-opcache php8.2-readline</text:span></text:p>
      <text:p text:style-name="Standard"/>
      <text:p text:style-name="Standard">Debemos habilitar el apache php8.2 y reiniciarlo:</text:p>
      <text:p text:style-name="Standard"/>
      <text:p text:style-name="Standard"><text:span text:style-name="T6">sudo a2enmod php8.2</text:span></text:p>
      <text:p text:style-name="P3"/>
      <text:p text:style-name="Standard"><text:span text:style-name="T6">sudo systemctl restart apache2</text:span></text:p>
      <text:p text:style-name="P1"/>
      <text:p text:style-name="Standard">Bien, ahora comprobamos la versión. Debemos estar seguros que todo es correcto:</text:p>
      <text:p text:style-name="Standard"/>
      <text:p text:style-name="Standard"><text:span text:style-name="T6">php --version</text:span></text:p>
      <text:p text:style-name="P1"/>
      <text:p text:style-name="Standard">La respuesta debe ser PHP 8.2.3.</text:p>
      <text:p text:style-name="Standard"/>
      <text:p text:style-name="Standard">Para probar los scripts(textos) PHP con el Apache, necesitamos crear un archivo <text:span text:style-name="T3">info.php </text:span>en el directorio raíz(root). Abrimos un editor de textos en el terminal, usaremos nano porque es más fácil de usar que otros.</text:p>
      <text:p text:style-name="Standard"/>
      <text:p text:style-name="Standard"><text:span text:style-name="T6">sudo nano /var/www/html/info.php</text:span></text:p>
      <text:p text:style-name="Standard"><text:soft-page-break/></text:p>
      <text:p text:style-name="Standard">Dentro del archivo vamos a escribir el siguiente código: <text:span text:style-name="T7">&lt;?php phpinfo(); ?&gt;</text:span></text:p>
      <text:p text:style-name="Standard">Recordar que debe ser tal cual está escrito, para que funcione, ya que está en lenguaje PHP.</text:p>
      <text:p text:style-name="Standard">Seguimos las instrucciones para guardar y salir<text:span text:style-name="T3"> (ctrl + o </text:span>y<text:span text:style-name="T3"> ctrl +x)</text:span></text:p>
      <text:p text:style-name="Standard">Es hora de ir a la barra de navegación donde escribiremos nuestra IP y el nombre del archivo: <text:span text:style-name="T8">127.0.0.1/info.php</text:span><text:span text:style-name="T11"> o <text:s/></text:span><text:span text:style-name="T8">localhost/info.php</text:span><text:span text:style-name="T12">.</text:span></text:p>
      <text:p text:style-name="Standard">Nos mostrará una ventana de PHP con la información de la versión con la que estamos trabajando.</text:p>
      <text:p text:style-name="Standard"/>
      <text:p text:style-name="Heading_20_3"><text:bookmark text:name="_nr2fidbc12rr"/>Cómo ejecutar PHP-FPM en Apache</text:p>
      <text:p text:style-name="Standard">En algunos casos es necesario ejecutar el código PHP con PHP-FPM, por lo tanto lo vamos a instalar:</text:p>
      <text:p text:style-name="Standard"/>
      <text:list xml:id="list1514238526" text:style-name="WWNum1">
        <text:list-item>
          <text:p text:style-name="P8">Deshabilitamos el Apache PHP</text:p>
        </text:list-item>
      </text:list>
      <text:p text:style-name="P11"><text:span text:style-name="T6">sudo a2dismod php8.2</text:span></text:p>
      <text:list xml:id="list10740702238889" text:continue-numbering="true" text:style-name="WWNum1">
        <text:list-item>
          <text:p text:style-name="P8">Instalar el PHP-FPM</text:p>
        </text:list-item>
      </text:list>
      <text:p text:style-name="P11"><text:span text:style-name="T6">sudo apt instalar php8.2-fpm</text:span></text:p>
      <text:list xml:id="list10742286500669" text:continue-numbering="true" text:style-name="WWNum1">
        <text:list-item>
          <text:p text:style-name="P8">Habilitar el módulo <text:span text:style-name="T5">proxy_fcgi sentenvif <text:s/></text:span></text:p>
        </text:list-item>
      </text:list>
      <text:p text:style-name="P11"><text:span text:style-name="T6">sudo a2enmod proxy_fcgi setenvif</text:span></text:p>
      <text:list xml:id="list10742143516574" text:continue-numbering="true" text:style-name="WWNum1">
        <text:list-item>
          <text:p text:style-name="P8">Habilitar el archivo de configuración <text:span text:style-name="T9">/etc/apache2/conf-available/php8.2-fpm.conf</text:span></text:p>
        </text:list-item>
      </text:list>
      <text:p text:style-name="P11"><text:span text:style-name="T6">sudo a2enconf php8.2-fpm</text:span></text:p>
      <text:list xml:id="list10741775303436" text:continue-numbering="true" text:style-name="WWNum1">
        <text:list-item>
          <text:p text:style-name="P8">Reiniciar el Apache, para que realice todas las modificaciones</text:p>
        </text:list-item>
      </text:list>
      <text:p text:style-name="P11"><text:span text:style-name="T6">sudo systemctl restart apache2</text:span></text:p>
      <text:p text:style-name="P4"/>
      <text:p text:style-name="Standard"><text:soft-page-break/>Ahora refrescamos la página del navegador de info.php y donde pone Server API nos mostrará: <text:span text:style-name="T8">FPM/FastCGI.</text:span></text:p>
      <text:p text:style-name="P2"/>
      <text:p text:style-name="Standard"><text:span text:style-name="T13">Buen trabajo</text:span></text:p>
      <text:p text:style-name="Standard">Ya tenemos instalada la pila LAMP en Ubuntu, sólo nos queda eliminar el archivo info.php, ya no nos va a ser necesario para nada, con el siguiente comando damos por finalizada toda la instalación:</text:p>
      <text:p text:style-name="Standard"/>
      <text:p text:style-name="Standard"><text:span text:style-name="T6">sudo rm /var/www/html/info.php</text:span></text:p>
      <text:p text:style-name="P1"/>
      <text:p text:style-name="Standard"><text:span text:style-name="T3">Rm</text:span> es para eliminar archivos y debe ir acompañado de la ruta donde se encuentra dicho archiv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8" meta:paragraph-count="94" meta:word-count="1005" meta:character-count="6479" meta:non-whitespace-character-count="5575"/>
    <meta:generator>LibreOfficeDev/6.0.5.2$Linux_X86_64 LibreOffice_project/</meta:generator>
  </office:meta>
</office:document-meta>
</file>